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3"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+</text:p>
          </table:table-cell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0:31:46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9-29T00:13:18.675000000</dc:date>
    <meta:editing-duration>P1DT3H28M54S</meta:editing-duration>
    <meta:editing-cycles>24</meta:editing-cycles>
    <meta:generator>LibreOffice/6.1.2.1$Windows_X86_64 LibreOffice_project/65905a128db06ba48db947242809d14d3f9a93fe</meta:generator>
    <meta:document-statistic meta:table-count="3" meta:cell-count="333" meta:object-count="0"/>
  </office:meta>
</office:document-meta>
</file>